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 style:list-style-name="L1">
      <style:text-properties fo:font-size="18pt" style:font-size-asian="18pt" style:font-size-complex="18pt"/>
    </style:style>
    <style:style style:name="P4" style:family="paragraph" style:parent-style-name="Standard" style:list-style-name="L1">
      <style:text-properties fo:font-size="18pt" officeooo:paragraph-rsid="00123115" style:font-size-asian="18pt" style:font-size-complex="18pt"/>
    </style:style>
    <style:style style:name="P5" style:family="paragraph" style:parent-style-name="Standard" style:list-style-name="L3">
      <style:text-properties fo:font-size="18pt" style:font-size-asian="18pt" style:font-size-complex="18pt"/>
    </style:style>
    <style:style style:name="T1" style:family="text">
      <style:text-properties officeooo:rsid="0010e4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1: <text:s text:c="72"/><text:span text:style-name="T1">Date: </text:span></text:p>
      <text:p text:style-name="P1">Name 2:</text:p>
      <text:p text:style-name="P1"/>
      <text:p text:style-name="P1"/>
      <text:p text:style-name="P1">We have two transactions:</text:p>
      <text:p text:style-name="P1"/>
      <text:p text:style-name="P1">Transaction T1 moves 100 dollars from account A to account B (it first subtracts from A, then adds to B).</text:p>
      <text:p text:style-name="P1">Transaction T2 multiplies the value of A and B by 1.2.</text:p>
      <text:list xml:id="list3048711888716816845" text:style-name="L1">
        <text:list-header>
          <text:p text:style-name="P3"/>
        </text:list-header>
        <text:list-item>
          <text:p text:style-name="P4">What are the resulting values of A and B for every potential serial schedule.<text:line-break/><text:line-break/><text:line-break/><text:line-break/></text:p>
        </text:list-item>
        <text:list-item>
          <text:p text:style-name="P4">Give an example of a serializable schedule.</text:p>
        </text:list-item>
      </text:list>
      <text:p text:style-name="P1"/>
      <text:p text:style-name="P1"/>
      <text:p text:style-name="P1"/>
      <text:p text:style-name="P1"/>
      <text:p text:style-name="P1"/>
      <text:list xml:id="list2236301127703047730" text:style-name="L3">
        <text:list-item>
          <text:p text:style-name="P5">Give an example of a non-serializable schedule. What are the resulting values of A and B for this schedule?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 </meta:initial-creator>
    <meta:creation-date>2012-07-11T11:10:11</meta:creation-date>
    <dc:date>2014-03-07T09:59:37.209923043</dc:date>
    <dc:creator>dmg </dc:creator>
    <meta:editing-duration>PT10M26S</meta:editing-duration>
    <meta:editing-cycles>5</meta:editing-cycles>
    <meta:generator>LibreOffice/4.1.3.2$Linux_X86_64 LibreOffice_project/410m0$Build-2</meta:generator>
    <meta:document-statistic meta:table-count="0" meta:image-count="0" meta:object-count="0" meta:page-count="1" meta:paragraph-count="8" meta:word-count="83" meta:character-count="514" meta:non-whitespace-character-count="365"/>
  </office:meta>
</office:document-meta>
</file>